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70000009B94199122615EFB57.png" manifest:media-type="image/png"/>
  <manifest:file-entry manifest:full-path="Pictures/100000010000015900000078787F113A2E10B2C8.png" manifest:media-type="image/png"/>
  <manifest:file-entry manifest:full-path="Pictures/100000010000017E000000A003AC24FE9DC38A1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5bc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4.0728in" svg:height="1.6146in" draw:z-index="0"><draw:image xlink:href="Pictures/10000001000001870000009B94199122615EFB5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width="3.5937in" svg:height="1.25in" draw:z-index="1"><draw:image xlink:href="Pictures/100000010000015900000078787F113A2E10B2C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width="3.9799in" svg:height="1.6665in" draw:z-index="2"><draw:image xlink:href="Pictures/100000010000017E000000A003AC24FE9DC38A19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3T14:11:15.696000000</meta:creation-date>
    <dc:date>2023-01-23T14:14:19.842000000</dc:date>
    <meta:editing-duration>PT3M4S</meta:editing-duration>
    <meta:editing-cycles>2</meta:editing-cycles>
    <meta:generator>LibreOffice/7.2.4.1$Windows_X86_64 LibreOffice_project/27d75539669ac387bb498e35313b970b7fe9c4f9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